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3afc5a"/>
    </style:style>
    <style:style style:name="P5" style:family="paragraph" style:parent-style-name="Heading_20_1">
      <style:text-properties officeooo:rsid="003afc5a" officeooo:paragraph-rsid="003afc5a"/>
    </style:style>
    <style:style style:name="P6" style:family="paragraph" style:parent-style-name="Text_20_body">
      <style:text-properties officeooo:paragraph-rsid="003afc5a"/>
    </style:style>
    <style:style style:name="T1" style:family="text">
      <style:text-properties officeooo:rsid="001ecd26"/>
    </style:style>
    <style:style style:name="T2" style:family="text">
      <style:text-properties officeooo:rsid="001c8d6c"/>
    </style:style>
    <style:style style:name="T3" style:family="text">
      <style:text-properties officeooo:rsid="003afc5a"/>
    </style:style>
    <style:style style:name="T4" style:family="text">
      <style:text-properties officeooo:rsid="003e53ab"/>
    </style:style>
    <style:style style:name="T5" style:family="text">
      <style:text-properties style:font-name="Liberation Sans" fo:font-size="18.2000007629395pt" fo:font-weight="bold" officeooo:rsid="003e53ab" style:font-name-asian="Noto Sans CJK SC" style:font-size-asian="18.2000007629395pt" style:font-weight-asian="bold" style:font-name-complex="Noto Sans Devanagari" style:font-size-complex="18.2000007629395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Самостоятельная работа <text:span text:style-name="T4">2</text:span></text:h>
      <text:h text:style-name="Heading_20_2" text:outline-level="2">Задание для самостоятельной работы</text:h>
      <text:p text:style-name="Text_20_body">Подготовьте эссе по научной статье, размещенной в Научной электронной библиотеке КиберЛенинка - https://cyberleninka.ru/.</text:p>
      <text:p text:style-name="Text_20_body">Статья должна касаться любого сюжета по истории России XIX века</text:p>
      <text:p text:style-name="Text_20_body">Эссе предполагает изложение личного отношения к описываемым событиям, деятелям эпохи, а так же оценку позиции автора статьи.</text:p>
      <text:h text:style-name="P5" text:outline-level="1"><text:span text:style-name="T5">Восстание декабристов</text:span>. Эссе</text:h>
      <text:p text:style-name="P4">Восстание декабристов состоялось в столице русского государства 14 декабря 1825 года. Дворяне, многие из которых были гвардейскими офицерами, пытались использовать военные части, <text:s/>чтобы препятствовать вхождению на престол Николая I. Они хотели упразднить самодержавие и упразднить крепостное право. Восстание сильно повлияло на общественную жизнь тогдашней России, произвело большое влияние на общественно-политическую жизнь.</text:p>
      <text:p text:style-name="P4"/>
      <text:p text:style-name="P4">Во-первых, по своим целям оно резко отличается от случавшихся раньше дворцовых переворотов. Отечественная война и заграничные походы русской армии привели к развитию русского общества и многие приходили к мысли об отмене крепостного права. Но именно декабристы захотели упразднить самодержавие, тогда как в обществе выступали за конституционное ограничение монархии.</text:p>
      <text:p text:style-name="P4"><text:soft-page-break/></text:p>
      <text:p text:style-name="P4">Во- вторых, были созданы тайные общества, которые формировали общественное мнение, формировали либеральное движение. В них потом непосредственно проводилась подготовка к восстанию.</text:p>
      <text:p text:style-name="P4"/>
      <text:p text:style-name="P4">В-третьих, декабристы хотели помешать именно самодержавию, сменить саму систему государственной власти. Провозгласить страну конституционной монархией или республикой</text:p>
      <text:p text:style-name="P4"/>
      <text:p text:style-name="P4">В- четвёртых, они <text:s/>должны были утвердить конституцию, в которой бы провозглашались следующие свободы: печати, труда, равенство всех граждан, отмену крепостного права, введение обязательной воинской службы и др.</text:p>
      <text:p text:style-name="P4"/>
      <text:p text:style-name="P4">Таким образом, восстание декабристов, хотя и было жестоко подавлено, но было той самой первой искрой освободительного движения в России. Дворяне не опирались на широкие народные массы, но он и пробудили многих , чтобы те осознали необходимость борьбы с самодержавием. Даже иностранная пресса считала восстание звеном общеевропейского революционного движения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/>
      <style:text-properties fo:font-size="15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Без_20_имени1" style:display-name="Без имени1" style:family="paragraph" style:parent-style-name="Text_20_body">
      <style:paragraph-properties fo:line-height="150%"/>
      <style:text-properties fo:font-size="14pt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style style:name="MT2" style:family="text">
      <style:text-properties officeooo:rsid="001c8d6c"/>
    </style:style>
    <style:style style:name="MT3" style:family="text">
      <style:text-properties officeooo:rsid="003afc5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2 группа, <text:span text:style-name="MT1">3 подгруппа</text:span></text:p>
        <text:p text:style-name="MP2"><text:span text:style-name="MT2">Предмет: </text:span><text:span text:style-name="MT3">История</text:span></text:p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1-06-06T20:35:03.794406108</dc:date>
    <meta:editing-duration>PT2H10M54S</meta:editing-duration>
    <meta:editing-cycles>24</meta:editing-cycles>
    <meta:generator>LibreOffice/7.1.3.2$Linux_X86_64 LibreOffice_project/10$Build-2</meta:generator>
    <meta:document-statistic meta:table-count="0" meta:image-count="0" meta:object-count="0" meta:page-count="2" meta:paragraph-count="16" meta:word-count="275" meta:character-count="2178" meta:non-whitespace-character-count="1916"/>
  </office:meta>
</office:document-meta>
</file>